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141.99pt"/>
    </style:style>
    <style:style style:name="co7" style:family="table-column">
      <style:table-column-properties fo:break-before="auto" style:column-width="136.6pt"/>
    </style:style>
    <style:style style:name="co8" style:family="table-column">
      <style:table-column-properties fo:break-before="auto" style:column-width="185.24pt"/>
    </style:style>
    <style:style style:name="co9" style:family="table-column">
      <style:table-column-properties fo:break-before="auto" style:column-width="209.96pt"/>
    </style:style>
    <style:style style:name="co10" style:family="table-column">
      <style:table-column-properties fo:break-before="auto" style:column-width="211.49pt"/>
    </style:style>
    <style:style style:name="co11" style:family="table-column">
      <style:table-column-properties fo:break-before="auto" style:column-width="137.4pt"/>
    </style:style>
    <style:style style:name="co12" style:family="table-column">
      <style:table-column-properties fo:break-before="auto" style:column-width="169.8pt"/>
    </style:style>
    <style:style style:name="co13" style:family="table-column">
      <style:table-column-properties fo:break-before="auto" style:column-width="135.04pt"/>
    </style:style>
    <style:style style:name="co14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dc578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style:font-name="DejaVu Sans Mono" fo:font-size="9pt" fo:font-weight="bold" style:font-name-asian="DejaVu Sans Mono" style:font-size-asian="9pt" style:font-weight-asian="bold" style:font-name-complex="DejaVu Sans Mono" style:font-size-complex="9pt" style:font-weight-complex="bold"/>
    </style:style>
    <style:style style:name="ce6" style:family="table-cell" style:parent-style-name="Default">
      <style:table-cell-properties fo:background-color="#fdc578"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9pt" style:language-asian="none" style:country-asian="none" style:font-style-asian="normal" style:font-weight-asian="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ig 2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DIP:synthetic vs DIP:finetuned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DIP_IMU: synthetic</text:p>
          </table:table-cell>
          <table:table-cell table:style-name="ce2" office:value-type="string" calcext:value-type="string">
            <text:p>DIP_IMU: finetu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.83794427023197" calcext:value-type="float">
            <text:p>9.83794427023197</text:p>
          </table:table-cell>
          <table:table-cell office:value-type="float" office:value="4.79388330478358" calcext:value-type="float">
            <text:p>4.79388330478358</text:p>
          </table:table-cell>
          <table:table-cell table:number-columns-repeated="1022"/>
        </table:table-row>
        <table:table-row table:style-name="ro1">
          <table:table-cell office:value-type="float" office:value="22.8322632239954" calcext:value-type="float">
            <text:p>22.8322632239954</text:p>
          </table:table-cell>
          <table:table-cell office:value-type="float" office:value="21.5267358847121" calcext:value-type="float">
            <text:p>21.5267358847121</text:p>
          </table:table-cell>
          <table:table-cell table:number-columns-repeated="1022"/>
        </table:table-row>
        <table:table-row table:style-name="ro1">
          <table:table-cell office:value-type="float" office:value="18.2937532220936" calcext:value-type="float">
            <text:p>18.2937532220936</text:p>
          </table:table-cell>
          <table:table-cell office:value-type="float" office:value="9.9397435132988" calcext:value-type="float">
            <text:p>9.9397435132988</text:p>
          </table:table-cell>
          <table:table-cell table:number-columns-repeated="1022"/>
        </table:table-row>
        <table:table-row table:style-name="ro1">
          <table:table-cell office:value-type="float" office:value="24.6426980550885" calcext:value-type="float">
            <text:p>24.6426980550885</text:p>
          </table:table-cell>
          <table:table-cell office:value-type="float" office:value="5.86487126247599" calcext:value-type="float">
            <text:p>5.86487126247599</text:p>
          </table:table-cell>
          <table:table-cell table:number-columns-repeated="1022"/>
        </table:table-row>
        <table:table-row table:style-name="ro1">
          <table:table-cell office:value-type="float" office:value="33.2922342089447" calcext:value-type="float">
            <text:p>33.2922342089447</text:p>
          </table:table-cell>
          <table:table-cell office:value-type="float" office:value="23.0526996823043" calcext:value-type="float">
            <text:p>23.0526996823043</text:p>
          </table:table-cell>
          <table:table-cell table:number-columns-repeated="1022"/>
        </table:table-row>
        <table:table-row table:style-name="ro1">
          <table:table-cell office:value-type="float" office:value="16.8046389943485" calcext:value-type="float">
            <text:p>16.8046389943485</text:p>
          </table:table-cell>
          <table:table-cell office:value-type="float" office:value="10.3222794035823" calcext:value-type="float">
            <text:p>10.3222794035823</text:p>
          </table:table-cell>
          <table:table-cell table:number-columns-repeated="1022"/>
        </table:table-row>
        <table:table-row table:style-name="ro1">
          <table:table-cell office:value-type="float" office:value="25.0093963776283" calcext:value-type="float">
            <text:p>25.0093963776283</text:p>
          </table:table-cell>
          <table:table-cell office:value-type="float" office:value="17.9499483114327" calcext:value-type="float">
            <text:p>17.9499483114327</text:p>
          </table:table-cell>
          <table:table-cell table:number-columns-repeated="1022"/>
        </table:table-row>
        <table:table-row table:style-name="ro1">
          <table:table-cell office:value-type="float" office:value="30.3245957637734" calcext:value-type="float">
            <text:p>30.3245957637734</text:p>
          </table:table-cell>
          <table:table-cell office:value-type="float" office:value="27.548423614751" calcext:value-type="float">
            <text:p>27.548423614751</text:p>
          </table:table-cell>
          <table:table-cell table:number-columns-repeated="1022"/>
        </table:table-row>
        <table:table-row table:style-name="ro1">
          <table:table-cell office:value-type="float" office:value="17.812507051825" calcext:value-type="float">
            <text:p>17.812507051825</text:p>
          </table:table-cell>
          <table:table-cell office:value-type="float" office:value="11.0718287648888" calcext:value-type="float">
            <text:p>11.0718287648888</text:p>
          </table:table-cell>
          <table:table-cell table:number-columns-repeated="1022"/>
        </table:table-row>
        <table:table-row table:style-name="ro1">
          <table:table-cell office:value-type="float" office:value="23.928856906456" calcext:value-type="float">
            <text:p>23.928856906456</text:p>
          </table:table-cell>
          <table:table-cell office:value-type="float" office:value="14.5571148526128" calcext:value-type="float">
            <text:p>14.5571148526128</text:p>
          </table:table-cell>
          <table:table-cell table:number-columns-repeated="1022"/>
        </table:table-row>
        <table:table-row table:style-name="ro1">
          <table:table-cell office:value-type="float" office:value="20.52648889503" calcext:value-type="float">
            <text:p>20.52648889503</text:p>
          </table:table-cell>
          <table:table-cell office:value-type="float" office:value="13.9448921254466" calcext:value-type="float">
            <text:p>13.9448921254466</text:p>
          </table:table-cell>
          <table:table-cell table:number-columns-repeated="1022"/>
        </table:table-row>
        <table:table-row table:style-name="ro1">
          <table:table-cell office:value-type="float" office:value="28.3214611411839" calcext:value-type="float">
            <text:p>28.3214611411839</text:p>
          </table:table-cell>
          <table:table-cell office:value-type="float" office:value="15.9653837796246" calcext:value-type="float">
            <text:p>15.9653837796246</text:p>
          </table:table-cell>
          <table:table-cell table:number-columns-repeated="1022"/>
        </table:table-row>
        <table:table-row table:style-name="ro1">
          <table:table-cell office:value-type="float" office:value="32.5341969086796" calcext:value-type="float">
            <text:p>32.5341969086796</text:p>
          </table:table-cell>
          <table:table-cell office:value-type="float" office:value="23.0028271244565" calcext:value-type="float">
            <text:p>23.0028271244565</text:p>
          </table:table-cell>
          <table:table-cell table:number-columns-repeated="1022"/>
        </table:table-row>
        <table:table-row table:style-name="ro1">
          <table:table-cell office:value-type="float" office:value="21.3378879069354" calcext:value-type="float">
            <text:p>21.3378879069354</text:p>
          </table:table-cell>
          <table:table-cell office:value-type="float" office:value="16.0307081944045" calcext:value-type="float">
            <text:p>16.0307081944045</text:p>
          </table:table-cell>
          <table:table-cell table:number-columns-repeated="1022"/>
        </table:table-row>
        <table:table-row table:style-name="ro1">
          <table:table-cell office:value-type="float" office:value="19.9573675508925" calcext:value-type="float">
            <text:p>19.9573675508925</text:p>
          </table:table-cell>
          <table:table-cell office:value-type="float" office:value="11.7033255786816" calcext:value-type="float">
            <text:p>11.7033255786816</text:p>
          </table:table-cell>
          <table:table-cell table:number-columns-repeated="1022"/>
        </table:table-row>
        <table:table-row table:style-name="ro1">
          <table:table-cell office:value-type="float" office:value="19.9930480093087" calcext:value-type="float">
            <text:p>19.9930480093087</text:p>
          </table:table-cell>
          <table:table-cell office:value-type="float" office:value="11.9041229600051" calcext:value-type="float">
            <text:p>11.9041229600051</text:p>
          </table:table-cell>
          <table:table-cell table:number-columns-repeated="1022"/>
        </table:table-row>
        <table:table-row table:style-name="ro1">
          <table:table-cell office:value-type="float" office:value="19.8237558709194" calcext:value-type="float">
            <text:p>19.8237558709194</text:p>
          </table:table-cell>
          <table:table-cell office:value-type="float" office:value="11.8686448448541" calcext:value-type="float">
            <text:p>11.8686448448541</text:p>
          </table:table-cell>
          <table:table-cell table:number-columns-repeated="1022"/>
        </table:table-row>
        <table:table-row table:style-name="ro1">
          <table:table-cell office:value-type="float" office:value="25.128006084052" calcext:value-type="float">
            <text:p>25.128006084052</text:p>
          </table:table-cell>
          <table:table-cell office:value-type="float" office:value="16.1867228473155" calcext:value-type="float">
            <text:p>16.1867228473155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 9" table:style-name="ta1"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4" table:number-rows-spanned="1">
            <text:p>Comparison of our approaches on left out test set H36-S11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1<text:span text:style-name="T1">st</text:span> approach</text:p>
          </table:table-cell>
          <table:table-cell table:style-name="ce2" office:value-type="string" calcext:value-type="string">
            <text:p>2<text:span text:style-name="T1">nd</text:span> approach</text:p>
          </table:table-cell>
          <table:table-cell table:style-name="ce2" office:value-type="string" calcext:value-type="string">
            <text:p>3<text:span text:style-name="T1">rd</text:span> approach</text:p>
          </table:table-cell>
        </table:table-row>
        <table:table-row table:style-name="ro1">
          <table:table-cell office:value-type="string" calcext:value-type="string">
            <text:p>S11_Discussion_SB_2 </text:p>
          </table:table-cell>
          <table:table-cell office:value-type="float" office:value="19.7395739183134" calcext:value-type="float">
            <text:p>19.7395739183134</text:p>
          </table:table-cell>
          <table:table-cell office:value-type="float" office:value="18.881551532988" calcext:value-type="float">
            <text:p>18.881551532988</text:p>
          </table:table-cell>
          <table:table-cell office:value-type="float" office:value="20.64635614142" calcext:value-type="float">
            <text:p>20.64635614142</text:p>
          </table:table-cell>
        </table:table-row>
        <table:table-row table:style-name="ro1">
          <table:table-cell office:value-type="string" calcext:value-type="string">
            <text:p>S11_Greeting_SB_2 </text:p>
          </table:table-cell>
          <table:table-cell office:value-type="float" office:value="20.4404205069888" calcext:value-type="float">
            <text:p>20.4404205069888</text:p>
          </table:table-cell>
          <table:table-cell office:value-type="float" office:value="15.8103101131684" calcext:value-type="float">
            <text:p>15.8103101131684</text:p>
          </table:table-cell>
          <table:table-cell office:value-type="float" office:value="26.1985744648148" calcext:value-type="float">
            <text:p>26.1985744648148</text:p>
          </table:table-cell>
        </table:table-row>
        <table:table-row table:style-name="ro1">
          <table:table-cell office:value-type="string" calcext:value-type="string">
            <text:p>S11_Eating </text:p>
          </table:table-cell>
          <table:table-cell office:value-type="float" office:value="26.4471685677734" calcext:value-type="float">
            <text:p>26.4471685677734</text:p>
          </table:table-cell>
          <table:table-cell office:value-type="float" office:value="20.1933559394663" calcext:value-type="float">
            <text:p>20.1933559394663</text:p>
          </table:table-cell>
          <table:table-cell office:value-type="float" office:value="24.2802776351032" calcext:value-type="float">
            <text:p>24.2802776351032</text:p>
          </table:table-cell>
        </table:table-row>
        <table:table-row table:style-name="ro1">
          <table:table-cell office:value-type="string" calcext:value-type="string">
            <text:p>S11_Smoking </text:p>
          </table:table-cell>
          <table:table-cell office:value-type="float" office:value="25.2464218522796" calcext:value-type="float">
            <text:p>25.2464218522796</text:p>
          </table:table-cell>
          <table:table-cell office:value-type="float" office:value="14.8797363637968" calcext:value-type="float">
            <text:p>14.8797363637968</text:p>
          </table:table-cell>
          <table:table-cell office:value-type="float" office:value="27.3096366795005" calcext:value-type="float">
            <text:p>27.3096366795005</text:p>
          </table:table-cell>
        </table:table-row>
        <table:table-row table:style-name="ro1">
          <table:table-cell office:value-type="string" calcext:value-type="string">
            <text:p>S11_WalkDog </text:p>
          </table:table-cell>
          <table:table-cell office:value-type="float" office:value="17.7313090337726" calcext:value-type="float">
            <text:p>17.7313090337726</text:p>
          </table:table-cell>
          <table:table-cell office:value-type="float" office:value="11.5030613411273" calcext:value-type="float">
            <text:p>11.5030613411273</text:p>
          </table:table-cell>
          <table:table-cell office:value-type="float" office:value="23.9817744447885" calcext:value-type="float">
            <text:p>23.9817744447885</text:p>
          </table:table-cell>
        </table:table-row>
        <table:table-row table:style-name="ro1">
          <table:table-cell office:value-type="string" calcext:value-type="string">
            <text:p>S11_Purchases_SB_1 </text:p>
          </table:table-cell>
          <table:table-cell office:value-type="float" office:value="18.874965353441" calcext:value-type="float">
            <text:p>18.874965353441</text:p>
          </table:table-cell>
          <table:table-cell office:value-type="float" office:value="22.6130900874695" calcext:value-type="float">
            <text:p>22.6130900874695</text:p>
          </table:table-cell>
          <table:table-cell office:value-type="float" office:value="22.5652062297514" calcext:value-type="float">
            <text:p>22.5652062297514</text:p>
          </table:table-cell>
        </table:table-row>
        <table:table-row table:style-name="ro1">
          <table:table-cell office:value-type="string" calcext:value-type="string">
            <text:p>S11_Waiting_SB_1 </text:p>
          </table:table-cell>
          <table:table-cell office:value-type="float" office:value="23.9063237954746" calcext:value-type="float">
            <text:p>23.9063237954746</text:p>
          </table:table-cell>
          <table:table-cell office:value-type="float" office:value="17.8414272547533" calcext:value-type="float">
            <text:p>17.8414272547533</text:p>
          </table:table-cell>
          <table:table-cell office:value-type="float" office:value="30.6067050581309" calcext:value-type="float">
            <text:p>30.6067050581309</text:p>
          </table:table-cell>
        </table:table-row>
        <table:table-row table:style-name="ro1">
          <table:table-cell office:value-type="string" calcext:value-type="string">
            <text:p>S11_WalkTogether </text:p>
          </table:table-cell>
          <table:table-cell office:value-type="float" office:value="11.2385373632074" calcext:value-type="float">
            <text:p>11.2385373632074</text:p>
          </table:table-cell>
          <table:table-cell office:value-type="float" office:value="5.48871714632603" calcext:value-type="float">
            <text:p>5.48871714632603</text:p>
          </table:table-cell>
          <table:table-cell office:value-type="float" office:value="17.634966446626" calcext:value-type="float">
            <text:p>17.634966446626</text:p>
          </table:table-cell>
        </table:table-row>
        <table:table-row table:style-name="ro1">
          <table:table-cell office:value-type="string" calcext:value-type="string">
            <text:p>S11_Sitting_SB_1 </text:p>
          </table:table-cell>
          <table:table-cell office:value-type="float" office:value="14.9251568989982" calcext:value-type="float">
            <text:p>14.9251568989982</text:p>
          </table:table-cell>
          <table:table-cell office:value-type="float" office:value="8.72429397939913" calcext:value-type="float">
            <text:p>8.72429397939913</text:p>
          </table:table-cell>
          <table:table-cell office:value-type="float" office:value="21.9244749605432" calcext:value-type="float">
            <text:p>21.9244749605432</text:p>
          </table:table-cell>
        </table:table-row>
        <table:table-row table:style-name="ro1">
          <table:table-cell office:value-type="string" calcext:value-type="string">
            <text:p>S11_SittingDown </text:p>
          </table:table-cell>
          <table:table-cell office:value-type="float" office:value="22.3811296650715" calcext:value-type="float">
            <text:p>22.3811296650715</text:p>
          </table:table-cell>
          <table:table-cell office:value-type="float" office:value="14.8533999414013" calcext:value-type="float">
            <text:p>14.8533999414013</text:p>
          </table:table-cell>
          <table:table-cell office:value-type="float" office:value="28.9562532049467" calcext:value-type="float">
            <text:p>28.9562532049467</text:p>
          </table:table-cell>
        </table:table-row>
        <table:table-row table:style-name="ro1">
          <table:table-cell office:value-type="string" calcext:value-type="string">
            <text:p>S11_Waiting </text:p>
          </table:table-cell>
          <table:table-cell office:value-type="float" office:value="22.3095267669712" calcext:value-type="float">
            <text:p>22.3095267669712</text:p>
          </table:table-cell>
          <table:table-cell office:value-type="float" office:value="16.2858750805346" calcext:value-type="float">
            <text:p>16.2858750805346</text:p>
          </table:table-cell>
          <table:table-cell office:value-type="float" office:value="27.8373226886357" calcext:value-type="float">
            <text:p>27.8373226886357</text:p>
          </table:table-cell>
        </table:table-row>
        <table:table-row table:style-name="ro1">
          <table:table-cell office:value-type="string" calcext:value-type="string">
            <text:p>S11_Sitting </text:p>
          </table:table-cell>
          <table:table-cell office:value-type="float" office:value="18.7470694361667" calcext:value-type="float">
            <text:p>18.7470694361667</text:p>
          </table:table-cell>
          <table:table-cell office:value-type="float" office:value="19.5374075331191" calcext:value-type="float">
            <text:p>19.5374075331191</text:p>
          </table:table-cell>
          <table:table-cell office:value-type="float" office:value="24.065149027815" calcext:value-type="float">
            <text:p>24.065149027815</text:p>
          </table:table-cell>
        </table:table-row>
        <table:table-row table:style-name="ro1">
          <table:table-cell office:value-type="string" calcext:value-type="string">
            <text:p>S11_Posing </text:p>
          </table:table-cell>
          <table:table-cell office:value-type="float" office:value="25.3207495631161" calcext:value-type="float">
            <text:p>25.3207495631161</text:p>
          </table:table-cell>
          <table:table-cell office:value-type="float" office:value="20.4052398494117" calcext:value-type="float">
            <text:p>20.4052398494117</text:p>
          </table:table-cell>
          <table:table-cell office:value-type="float" office:value="27.5242149353618" calcext:value-type="float">
            <text:p>27.5242149353618</text:p>
          </table:table-cell>
        </table:table-row>
        <table:table-row table:style-name="ro1">
          <table:table-cell office:value-type="string" calcext:value-type="string">
            <text:p>S11_Eating_SB_1 </text:p>
          </table:table-cell>
          <table:table-cell office:value-type="float" office:value="23.6888074919442" calcext:value-type="float">
            <text:p>23.6888074919442</text:p>
          </table:table-cell>
          <table:table-cell office:value-type="float" office:value="12.7480592635244" calcext:value-type="float">
            <text:p>12.7480592635244</text:p>
          </table:table-cell>
          <table:table-cell office:value-type="float" office:value="26.3905715315752" calcext:value-type="float">
            <text:p>26.3905715315752</text:p>
          </table:table-cell>
        </table:table-row>
        <table:table-row table:style-name="ro1">
          <table:table-cell office:value-type="string" calcext:value-type="string">
            <text:p>S11_Discussion_SB_1 </text:p>
          </table:table-cell>
          <table:table-cell office:value-type="float" office:value="16.7089134268606" calcext:value-type="float">
            <text:p>16.7089134268606</text:p>
          </table:table-cell>
          <table:table-cell office:value-type="float" office:value="15.216166358195" calcext:value-type="float">
            <text:p>15.216166358195</text:p>
          </table:table-cell>
          <table:table-cell office:value-type="float" office:value="21.4531006321541" calcext:value-type="float">
            <text:p>21.4531006321541</text:p>
          </table:table-cell>
        </table:table-row>
        <table:table-row table:style-name="ro1">
          <table:table-cell office:value-type="string" calcext:value-type="string">
            <text:p>S11_Greeting </text:p>
          </table:table-cell>
          <table:table-cell office:value-type="float" office:value="20.8696691009993" calcext:value-type="float">
            <text:p>20.8696691009993</text:p>
          </table:table-cell>
          <table:table-cell office:value-type="float" office:value="13.446941939107" calcext:value-type="float">
            <text:p>13.446941939107</text:p>
          </table:table-cell>
          <table:table-cell office:value-type="float" office:value="25.3683121561255" calcext:value-type="float">
            <text:p>25.3683121561255</text:p>
          </table:table-cell>
        </table:table-row>
        <table:table-row table:style-name="ro1">
          <table:table-cell office:value-type="string" calcext:value-type="string">
            <text:p>S11_Phoning_SB_3 </text:p>
          </table:table-cell>
          <table:table-cell office:value-type="float" office:value="25.59918995592" calcext:value-type="float">
            <text:p>25.59918995592</text:p>
          </table:table-cell>
          <table:table-cell office:value-type="float" office:value="16.1206060636933" calcext:value-type="float">
            <text:p>16.1206060636933</text:p>
          </table:table-cell>
          <table:table-cell office:value-type="float" office:value="28.4409929894771" calcext:value-type="float">
            <text:p>28.4409929894771</text:p>
          </table:table-cell>
        </table:table-row>
        <table:table-row table:style-name="ro1">
          <table:table-cell office:value-type="string" calcext:value-type="string">
            <text:p>S11_WalkDog_SB_1 </text:p>
          </table:table-cell>
          <table:table-cell office:value-type="float" office:value="16.4159459989664" calcext:value-type="float">
            <text:p>16.4159459989664</text:p>
          </table:table-cell>
          <table:table-cell office:value-type="float" office:value="10.2141329138846" calcext:value-type="float">
            <text:p>10.2141329138846</text:p>
          </table:table-cell>
          <table:table-cell office:value-type="float" office:value="26.426466976457" calcext:value-type="float">
            <text:p>26.426466976457</text:p>
          </table:table-cell>
        </table:table-row>
        <table:table-row table:style-name="ro1">
          <table:table-cell office:value-type="string" calcext:value-type="string">
            <text:p>S11_Walking </text:p>
          </table:table-cell>
          <table:table-cell office:value-type="float" office:value="15.4657136223006" calcext:value-type="float">
            <text:p>15.4657136223006</text:p>
          </table:table-cell>
          <table:table-cell office:value-type="float" office:value="7.28893446000415" calcext:value-type="float">
            <text:p>7.28893446000415</text:p>
          </table:table-cell>
          <table:table-cell office:value-type="float" office:value="17.7031646613341" calcext:value-type="float">
            <text:p>17.7031646613341</text:p>
          </table:table-cell>
        </table:table-row>
        <table:table-row table:style-name="ro1">
          <table:table-cell office:value-type="string" calcext:value-type="string">
            <text:p>S11_Posing_SB_1 </text:p>
          </table:table-cell>
          <table:table-cell office:value-type="float" office:value="20.1710838480021" calcext:value-type="float">
            <text:p>20.1710838480021</text:p>
          </table:table-cell>
          <table:table-cell office:value-type="float" office:value="14.0245735781728" calcext:value-type="float">
            <text:p>14.0245735781728</text:p>
          </table:table-cell>
          <table:table-cell office:value-type="float" office:value="26.6011543112513" calcext:value-type="float">
            <text:p>26.6011543112513</text:p>
          </table:table-cell>
        </table:table-row>
        <table:table-row table:style-name="ro1">
          <table:table-cell office:value-type="string" calcext:value-type="string">
            <text:p>S11_Purchases </text:p>
          </table:table-cell>
          <table:table-cell office:value-type="float" office:value="17.9591662001193" calcext:value-type="float">
            <text:p>17.9591662001193</text:p>
          </table:table-cell>
          <table:table-cell office:value-type="float" office:value="17.5465820912636" calcext:value-type="float">
            <text:p>17.5465820912636</text:p>
          </table:table-cell>
          <table:table-cell office:value-type="float" office:value="22.6885223963294" calcext:value-type="float">
            <text:p>22.6885223963294</text:p>
          </table:table-cell>
        </table:table-row>
        <table:table-row table:style-name="ro1">
          <table:table-cell office:value-type="string" calcext:value-type="string">
            <text:p>S11_Photo </text:p>
          </table:table-cell>
          <table:table-cell office:value-type="float" office:value="18.5779879663849" calcext:value-type="float">
            <text:p>18.5779879663849</text:p>
          </table:table-cell>
          <table:table-cell office:value-type="float" office:value="13.542214347432" calcext:value-type="float">
            <text:p>13.542214347432</text:p>
          </table:table-cell>
          <table:table-cell office:value-type="float" office:value="32.1741769546549" calcext:value-type="float">
            <text:p>32.1741769546549</text:p>
          </table:table-cell>
        </table:table-row>
        <table:table-row table:style-name="ro1">
          <table:table-cell office:value-type="string" calcext:value-type="string">
            <text:p>S11_WalkTogether_SB_1 </text:p>
          </table:table-cell>
          <table:table-cell office:value-type="float" office:value="11.5826814304432" calcext:value-type="float">
            <text:p>11.5826814304432</text:p>
          </table:table-cell>
          <table:table-cell office:value-type="float" office:value="6.69725754695649" calcext:value-type="float">
            <text:p>6.69725754695649</text:p>
          </table:table-cell>
          <table:table-cell office:value-type="float" office:value="18.3392357609191" calcext:value-type="float">
            <text:p>18.3392357609191</text:p>
          </table:table-cell>
        </table:table-row>
        <table:table-row table:style-name="ro1">
          <table:table-cell office:value-type="string" calcext:value-type="string">
            <text:p>S11_Photo_SB_1 </text:p>
          </table:table-cell>
          <table:table-cell office:value-type="float" office:value="23.2442136351399" calcext:value-type="float">
            <text:p>23.2442136351399</text:p>
          </table:table-cell>
          <table:table-cell office:value-type="float" office:value="13.3949863545264" calcext:value-type="float">
            <text:p>13.3949863545264</text:p>
          </table:table-cell>
          <table:table-cell office:value-type="float" office:value="32.4418007664949" calcext:value-type="float">
            <text:p>32.4418007664949</text:p>
          </table:table-cell>
        </table:table-row>
        <table:table-row table:style-name="ro1">
          <table:table-cell office:value-type="string" calcext:value-type="string">
            <text:p>S11_Directions_SB_1 </text:p>
          </table:table-cell>
          <table:table-cell office:value-type="float" office:value="21.6812722503494" calcext:value-type="float">
            <text:p>21.6812722503494</text:p>
          </table:table-cell>
          <table:table-cell office:value-type="float" office:value="15.9364697870582" calcext:value-type="float">
            <text:p>15.9364697870582</text:p>
          </table:table-cell>
          <table:table-cell office:value-type="float" office:value="27.9305368145798" calcext:value-type="float">
            <text:p>27.9305368145798</text:p>
          </table:table-cell>
        </table:table-row>
        <table:table-row table:style-name="ro1">
          <table:table-cell office:value-type="string" calcext:value-type="string">
            <text:p>S11_Smoking_SB_2 </text:p>
          </table:table-cell>
          <table:table-cell office:value-type="float" office:value="24.1691584211537" calcext:value-type="float">
            <text:p>24.1691584211537</text:p>
          </table:table-cell>
          <table:table-cell office:value-type="float" office:value="14.8573895351521" calcext:value-type="float">
            <text:p>14.8573895351521</text:p>
          </table:table-cell>
          <table:table-cell office:value-type="float" office:value="25.6742742444378" calcext:value-type="float">
            <text:p>25.6742742444378</text:p>
          </table:table-cell>
        </table:table-row>
        <table:table-row table:style-name="ro1">
          <table:table-cell office:value-type="string" calcext:value-type="string">
            <text:p>S11_SittingDown_SB_1 </text:p>
          </table:table-cell>
          <table:table-cell office:value-type="float" office:value="21.0967429819927" calcext:value-type="float">
            <text:p>21.0967429819927</text:p>
          </table:table-cell>
          <table:table-cell office:value-type="float" office:value="13.490569203703" calcext:value-type="float">
            <text:p>13.490569203703</text:p>
          </table:table-cell>
          <table:table-cell office:value-type="float" office:value="31.7556297885686" calcext:value-type="float">
            <text:p>31.7556297885686</text:p>
          </table:table-cell>
        </table:table-row>
        <table:table-row table:style-name="ro1">
          <table:table-cell office:value-type="string" calcext:value-type="string">
            <text:p>S11_Directions </text:p>
          </table:table-cell>
          <table:table-cell office:value-type="float" office:value="18.3127284099537" calcext:value-type="float">
            <text:p>18.3127284099537</text:p>
          </table:table-cell>
          <table:table-cell office:value-type="float" office:value="11.3935774743273" calcext:value-type="float">
            <text:p>11.3935774743273</text:p>
          </table:table-cell>
          <table:table-cell office:value-type="float" office:value="22.9454778031729" calcext:value-type="float">
            <text:p>22.9454778031729</text:p>
          </table:table-cell>
        </table:table-row>
        <table:table-row table:style-name="ro1">
          <table:table-cell office:value-type="string" calcext:value-type="string">
            <text:p>S11_Phoning_SB_2 </text:p>
          </table:table-cell>
          <table:table-cell office:value-type="float" office:value="30.3806834657649" calcext:value-type="float">
            <text:p>30.3806834657649</text:p>
          </table:table-cell>
          <table:table-cell office:value-type="float" office:value="25.9717159665453" calcext:value-type="float">
            <text:p>25.9717159665453</text:p>
          </table:table-cell>
          <table:table-cell office:value-type="float" office:value="30.0259315038712" calcext:value-type="float">
            <text:p>30.0259315038712</text:p>
          </table:table-cell>
        </table:table-row>
        <table:table-row table:style-name="ro1">
          <table:table-cell office:value-type="string" calcext:value-type="string">
            <text:p>S11_Walking_SB_1 </text:p>
          </table:table-cell>
          <table:table-cell office:value-type="float" office:value="14.0534560971658" calcext:value-type="float">
            <text:p>14.0534560971658</text:p>
          </table:table-cell>
          <table:table-cell office:value-type="float" office:value="12.4915117069719" calcext:value-type="float">
            <text:p>12.4915117069719</text:p>
          </table:table-cell>
          <table:table-cell office:value-type="float" office:value="18.0575255167648" calcext:value-type="float">
            <text:p>18.0575255167648</text:p>
          </table:table-cell>
        </table:table-row>
      </table:table>
      <table:table table:name="fig 10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 table:number-columns-spanned="4" table:number-rows-spanned="1">
            <text:p>Model a: trained on H36 vs model b; trained on all datase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Model a on H36</text:p>
          </table:table-cell>
          <table:table-cell table:style-name="ce2" office:value-type="string" calcext:value-type="string">
            <text:p>Model b on H36</text:p>
          </table:table-cell>
          <table:table-cell table:style-name="ce2" office:value-type="string" calcext:value-type="string">
            <text:p>Model a on AMASS_Transition</text:p>
          </table:table-cell>
          <table:table-cell table:style-name="ce2" office:value-type="string" calcext:value-type="string">
            <text:p>Model b on AMASS_Transi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.881551532988" calcext:value-type="float">
            <text:p>18.881551532988</text:p>
          </table:table-cell>
          <table:table-cell office:value-type="float" office:value="19.4971492408065" calcext:value-type="float">
            <text:p>19.4971492408065</text:p>
          </table:table-cell>
          <table:table-cell office:value-type="float" office:value="21.2426976364624" calcext:value-type="float">
            <text:p>21.2426976364624</text:p>
          </table:table-cell>
          <table:table-cell office:value-type="float" office:value="18.4422328446349" calcext:value-type="float">
            <text:p>18.4422328446349</text:p>
          </table:table-cell>
        </table:table-row>
        <table:table-row table:style-name="ro1">
          <table:table-cell office:value-type="float" office:value="15.8103101131684" calcext:value-type="float">
            <text:p>15.8103101131684</text:p>
          </table:table-cell>
          <table:table-cell office:value-type="float" office:value="24.8526771450567" calcext:value-type="float">
            <text:p>24.8526771450567</text:p>
          </table:table-cell>
          <table:table-cell office:value-type="float" office:value="17.2642587357871" calcext:value-type="float">
            <text:p>17.2642587357871</text:p>
          </table:table-cell>
          <table:table-cell office:value-type="float" office:value="12.1490458705965" calcext:value-type="float">
            <text:p>12.1490458705965</text:p>
          </table:table-cell>
        </table:table-row>
        <table:table-row table:style-name="ro1">
          <table:table-cell office:value-type="float" office:value="20.1933559394663" calcext:value-type="float">
            <text:p>20.1933559394663</text:p>
          </table:table-cell>
          <table:table-cell office:value-type="float" office:value="20.5669528985309" calcext:value-type="float">
            <text:p>20.5669528985309</text:p>
          </table:table-cell>
          <table:table-cell office:value-type="float" office:value="18.6112927875856" calcext:value-type="float">
            <text:p>18.6112927875856</text:p>
          </table:table-cell>
          <table:table-cell office:value-type="float" office:value="12.7628442520657" calcext:value-type="float">
            <text:p>12.7628442520657</text:p>
          </table:table-cell>
        </table:table-row>
        <table:table-row table:style-name="ro1">
          <table:table-cell office:value-type="float" office:value="14.8797363637968" calcext:value-type="float">
            <text:p>14.8797363637968</text:p>
          </table:table-cell>
          <table:table-cell office:value-type="float" office:value="25.4612025969413" calcext:value-type="float">
            <text:p>25.4612025969413</text:p>
          </table:table-cell>
          <table:table-cell office:value-type="float" office:value="20.6042262182954" calcext:value-type="float">
            <text:p>20.6042262182954</text:p>
          </table:table-cell>
          <table:table-cell office:value-type="float" office:value="16.7754134002247" calcext:value-type="float">
            <text:p>16.7754134002247</text:p>
          </table:table-cell>
        </table:table-row>
        <table:table-row table:style-name="ro1">
          <table:table-cell office:value-type="float" office:value="11.5030613411273" calcext:value-type="float">
            <text:p>11.5030613411273</text:p>
          </table:table-cell>
          <table:table-cell office:value-type="float" office:value="20.9279364596564" calcext:value-type="float">
            <text:p>20.9279364596564</text:p>
          </table:table-cell>
          <table:table-cell office:value-type="float" office:value="25.8036799059" calcext:value-type="float">
            <text:p>25.8036799059</text:p>
          </table:table-cell>
          <table:table-cell office:value-type="float" office:value="19.7396024166785" calcext:value-type="float">
            <text:p>19.7396024166785</text:p>
          </table:table-cell>
        </table:table-row>
        <table:table-row table:style-name="ro1">
          <table:table-cell office:value-type="float" office:value="22.6130900874695" calcext:value-type="float">
            <text:p>22.6130900874695</text:p>
          </table:table-cell>
          <table:table-cell office:value-type="float" office:value="18.4892813616183" calcext:value-type="float">
            <text:p>18.4892813616183</text:p>
          </table:table-cell>
          <table:table-cell office:value-type="float" office:value="20.3740138369469" calcext:value-type="float">
            <text:p>20.3740138369469</text:p>
          </table:table-cell>
          <table:table-cell office:value-type="float" office:value="14.9690429349513" calcext:value-type="float">
            <text:p>14.9690429349513</text:p>
          </table:table-cell>
        </table:table-row>
        <table:table-row table:style-name="ro1">
          <table:table-cell office:value-type="float" office:value="17.8414272547533" calcext:value-type="float">
            <text:p>17.8414272547533</text:p>
          </table:table-cell>
          <table:table-cell office:value-type="float" office:value="31.3160799466903" calcext:value-type="float">
            <text:p>31.3160799466903</text:p>
          </table:table-cell>
          <table:table-cell office:value-type="float" office:value="23.1086929376692" calcext:value-type="float">
            <text:p>23.1086929376692</text:p>
          </table:table-cell>
          <table:table-cell office:value-type="float" office:value="20.3605021515246" calcext:value-type="float">
            <text:p>20.3605021515246</text:p>
          </table:table-cell>
        </table:table-row>
        <table:table-row table:style-name="ro1">
          <table:table-cell office:value-type="float" office:value="5.48871714632603" calcext:value-type="float">
            <text:p>5.48871714632603</text:p>
          </table:table-cell>
          <table:table-cell office:value-type="float" office:value="14.4121362658765" calcext:value-type="float">
            <text:p>14.4121362658765</text:p>
          </table:table-cell>
          <table:table-cell office:value-type="float" office:value="24.7472207086687" calcext:value-type="float">
            <text:p>24.7472207086687</text:p>
          </table:table-cell>
          <table:table-cell office:value-type="float" office:value="17.4671414328727" calcext:value-type="float">
            <text:p>17.4671414328727</text:p>
          </table:table-cell>
        </table:table-row>
        <table:table-row table:style-name="ro1">
          <table:table-cell office:value-type="float" office:value="8.72429397939913" calcext:value-type="float">
            <text:p>8.72429397939913</text:p>
          </table:table-cell>
          <table:table-cell office:value-type="float" office:value="17.5178624850661" calcext:value-type="float">
            <text:p>17.5178624850661</text:p>
          </table:table-cell>
          <table:table-cell office:value-type="float" office:value="22.3975493245451" calcext:value-type="float">
            <text:p>22.3975493245451</text:p>
          </table:table-cell>
          <table:table-cell office:value-type="float" office:value="17.2400000944346" calcext:value-type="float">
            <text:p>17.2400000944346</text:p>
          </table:table-cell>
        </table:table-row>
        <table:table-row table:style-name="ro1">
          <table:table-cell office:value-type="float" office:value="14.8533999414013" calcext:value-type="float">
            <text:p>14.8533999414013</text:p>
          </table:table-cell>
          <table:table-cell office:value-type="float" office:value="21.8156879389804" calcext:value-type="float">
            <text:p>21.8156879389804</text:p>
          </table:table-cell>
          <table:table-cell office:value-type="float" office:value="34.2714828533874" calcext:value-type="float">
            <text:p>34.2714828533874</text:p>
          </table:table-cell>
          <table:table-cell office:value-type="float" office:value="26.6977782519118" calcext:value-type="float">
            <text:p>26.6977782519118</text:p>
          </table:table-cell>
        </table:table-row>
        <table:table-row table:style-name="ro1">
          <table:table-cell office:value-type="float" office:value="16.2858750805346" calcext:value-type="float">
            <text:p>16.2858750805346</text:p>
          </table:table-cell>
          <table:table-cell office:value-type="float" office:value="25.6529631985215" calcext:value-type="float">
            <text:p>25.6529631985215</text:p>
          </table:table-cell>
          <table:table-cell office:value-type="float" office:value="19.7868922229468" calcext:value-type="float">
            <text:p>19.7868922229468</text:p>
          </table:table-cell>
          <table:table-cell office:value-type="float" office:value="13.0040787741602" calcext:value-type="float">
            <text:p>13.0040787741602</text:p>
          </table:table-cell>
        </table:table-row>
        <table:table-row table:style-name="ro1">
          <table:table-cell office:value-type="float" office:value="19.5374075331191" calcext:value-type="float">
            <text:p>19.5374075331191</text:p>
          </table:table-cell>
          <table:table-cell office:value-type="float" office:value="20.185281184166" calcext:value-type="float">
            <text:p>20.185281184166</text:p>
          </table:table-cell>
          <table:table-cell office:value-type="float" office:value="21.1136862853975" calcext:value-type="float">
            <text:p>21.1136862853975</text:p>
          </table:table-cell>
          <table:table-cell office:value-type="float" office:value="17.7140338507049" calcext:value-type="float">
            <text:p>17.7140338507049</text:p>
          </table:table-cell>
        </table:table-row>
        <table:table-row table:style-name="ro1">
          <table:table-cell office:value-type="float" office:value="20.4052398494117" calcext:value-type="float">
            <text:p>20.4052398494117</text:p>
          </table:table-cell>
          <table:table-cell office:value-type="float" office:value="26.4008869667624" calcext:value-type="float">
            <text:p>26.4008869667624</text:p>
          </table:table-cell>
          <table:table-cell office:value-type="float" office:value="21.4133713959276" calcext:value-type="float">
            <text:p>21.4133713959276</text:p>
          </table:table-cell>
          <table:table-cell office:value-type="float" office:value="15.0088299014615" calcext:value-type="float">
            <text:p>15.0088299014615</text:p>
          </table:table-cell>
        </table:table-row>
        <table:table-row table:style-name="ro1">
          <table:table-cell office:value-type="float" office:value="12.7480592635244" calcext:value-type="float">
            <text:p>12.7480592635244</text:p>
          </table:table-cell>
          <table:table-cell office:value-type="float" office:value="22.6296538788369" calcext:value-type="float">
            <text:p>22.6296538788369</text:p>
          </table:table-cell>
          <table:table-cell office:value-type="float" office:value="21.6428089688131" calcext:value-type="float">
            <text:p>21.6428089688131</text:p>
          </table:table-cell>
          <table:table-cell office:value-type="float" office:value="14.0872905026149" calcext:value-type="float">
            <text:p>14.0872905026149</text:p>
          </table:table-cell>
        </table:table-row>
        <table:table-row table:style-name="ro1">
          <table:table-cell office:value-type="float" office:value="15.216166358195" calcext:value-type="float">
            <text:p>15.216166358195</text:p>
          </table:table-cell>
          <table:table-cell office:value-type="float" office:value="21.0831214007439" calcext:value-type="float">
            <text:p>21.0831214007439</text:p>
          </table:table-cell>
          <table:table-cell office:value-type="float" office:value="18.1855521644743" calcext:value-type="float">
            <text:p>18.1855521644743</text:p>
          </table:table-cell>
          <table:table-cell office:value-type="float" office:value="13.5453299609855" calcext:value-type="float">
            <text:p>13.5453299609855</text:p>
          </table:table-cell>
        </table:table-row>
        <table:table-row table:style-name="ro1">
          <table:table-cell office:value-type="float" office:value="13.446941939107" calcext:value-type="float">
            <text:p>13.446941939107</text:p>
          </table:table-cell>
          <table:table-cell office:value-type="float" office:value="24.3283070016552" calcext:value-type="float">
            <text:p>24.3283070016552</text:p>
          </table:table-cell>
          <table:table-cell office:value-type="float" office:value="16.449677699504" calcext:value-type="float">
            <text:p>16.449677699504</text:p>
          </table:table-cell>
          <table:table-cell office:value-type="float" office:value="11.5142858720372" calcext:value-type="float">
            <text:p>11.5142858720372</text:p>
          </table:table-cell>
        </table:table-row>
        <table:table-row table:style-name="ro1">
          <table:table-cell office:value-type="float" office:value="16.1206060636933" calcext:value-type="float">
            <text:p>16.1206060636933</text:p>
          </table:table-cell>
          <table:table-cell office:value-type="float" office:value="27.8047463527304" calcext:value-type="float">
            <text:p>27.8047463527304</text:p>
          </table:table-cell>
          <table:table-cell office:value-type="float" office:value="19.9351563151315" calcext:value-type="float">
            <text:p>19.9351563151315</text:p>
          </table:table-cell>
          <table:table-cell office:value-type="float" office:value="13.1097199018443" calcext:value-type="float">
            <text:p>13.1097199018443</text:p>
          </table:table-cell>
        </table:table-row>
        <table:table-row table:style-name="ro1">
          <table:table-cell office:value-type="float" office:value="10.2141329138846" calcext:value-type="float">
            <text:p>10.2141329138846</text:p>
          </table:table-cell>
          <table:table-cell office:value-type="float" office:value="20.9762550322171" calcext:value-type="float">
            <text:p>20.9762550322171</text:p>
          </table:table-cell>
          <table:table-cell office:value-type="float" office:value="22.1211867075417" calcext:value-type="float">
            <text:p>22.1211867075417</text:p>
          </table:table-cell>
          <table:table-cell office:value-type="float" office:value="19.1609905348643" calcext:value-type="float">
            <text:p>19.1609905348643</text:p>
          </table:table-cell>
        </table:table-row>
        <table:table-row table:style-name="ro1">
          <table:table-cell office:value-type="float" office:value="7.28893446000415" calcext:value-type="float">
            <text:p>7.28893446000415</text:p>
          </table:table-cell>
          <table:table-cell office:value-type="float" office:value="16.9792079895944" calcext:value-type="float">
            <text:p>16.9792079895944</text:p>
          </table:table-cell>
          <table:table-cell office:value-type="float" office:value="25.8466257178044" calcext:value-type="float">
            <text:p>25.8466257178044</text:p>
          </table:table-cell>
          <table:table-cell office:value-type="float" office:value="21.2999794574058" calcext:value-type="float">
            <text:p>21.2999794574058</text:p>
          </table:table-cell>
        </table:table-row>
        <table:table-row table:style-name="ro1">
          <table:table-cell office:value-type="float" office:value="14.0245735781728" calcext:value-type="float">
            <text:p>14.0245735781728</text:p>
          </table:table-cell>
          <table:table-cell office:value-type="float" office:value="23.5631182186379" calcext:value-type="float">
            <text:p>23.5631182186379</text:p>
          </table:table-cell>
          <table:table-cell office:value-type="float" office:value="17.694576369402" calcext:value-type="float">
            <text:p>17.694576369402</text:p>
          </table:table-cell>
          <table:table-cell office:value-type="float" office:value="14.4582958739297" calcext:value-type="float">
            <text:p>14.4582958739297</text:p>
          </table:table-cell>
        </table:table-row>
        <table:table-row table:style-name="ro1">
          <table:table-cell office:value-type="float" office:value="17.5465820912636" calcext:value-type="float">
            <text:p>17.5465820912636</text:p>
          </table:table-cell>
          <table:table-cell office:value-type="float" office:value="17.2680621283319" calcext:value-type="float">
            <text:p>17.2680621283319</text:p>
          </table:table-cell>
          <table:table-cell office:value-type="float" office:value="26.6052071097539" calcext:value-type="float">
            <text:p>26.6052071097539</text:p>
          </table:table-cell>
          <table:table-cell office:value-type="float" office:value="21.2225324049487" calcext:value-type="float">
            <text:p>21.2225324049487</text:p>
          </table:table-cell>
        </table:table-row>
        <table:table-row table:style-name="ro1">
          <table:table-cell office:value-type="float" office:value="13.542214347432" calcext:value-type="float">
            <text:p>13.542214347432</text:p>
          </table:table-cell>
          <table:table-cell office:value-type="float" office:value="27.4260209513117" calcext:value-type="float">
            <text:p>27.4260209513117</text:p>
          </table:table-cell>
          <table:table-cell office:value-type="float" office:value="21.6981084119915" calcext:value-type="float">
            <text:p>21.6981084119915</text:p>
          </table:table-cell>
          <table:table-cell office:value-type="float" office:value="15.4291421312256" calcext:value-type="float">
            <text:p>15.4291421312256</text:p>
          </table:table-cell>
        </table:table-row>
        <table:table-row table:style-name="ro1">
          <table:table-cell office:value-type="float" office:value="6.69725754695649" calcext:value-type="float">
            <text:p>6.69725754695649</text:p>
          </table:table-cell>
          <table:table-cell office:value-type="float" office:value="15.4576574501261" calcext:value-type="float">
            <text:p>15.4576574501261</text:p>
          </table:table-cell>
          <table:table-cell office:value-type="float" office:value="25.6154958705114" calcext:value-type="float">
            <text:p>25.6154958705114</text:p>
          </table:table-cell>
          <table:table-cell office:value-type="float" office:value="19.3166417799037" calcext:value-type="float">
            <text:p>19.3166417799037</text:p>
          </table:table-cell>
        </table:table-row>
        <table:table-row table:style-name="ro1">
          <table:table-cell office:value-type="float" office:value="13.3949863545264" calcext:value-type="float">
            <text:p>13.3949863545264</text:p>
          </table:table-cell>
          <table:table-cell office:value-type="float" office:value="26.1617686230111" calcext:value-type="float">
            <text:p>26.1617686230111</text:p>
          </table:table-cell>
          <table:table-cell office:value-type="float" office:value="24.3728230147104" calcext:value-type="float">
            <text:p>24.3728230147104</text:p>
          </table:table-cell>
          <table:table-cell office:value-type="float" office:value="20.8893989420389" calcext:value-type="float">
            <text:p>20.8893989420389</text:p>
          </table:table-cell>
        </table:table-row>
        <table:table-row table:style-name="ro1">
          <table:table-cell office:value-type="float" office:value="15.9364697870582" calcext:value-type="float">
            <text:p>15.9364697870582</text:p>
          </table:table-cell>
          <table:table-cell office:value-type="float" office:value="26.7681083746209" calcext:value-type="float">
            <text:p>26.7681083746209</text:p>
          </table:table-cell>
          <table:table-cell office:value-type="float" office:value="23.7813297940019" calcext:value-type="float">
            <text:p>23.7813297940019</text:p>
          </table:table-cell>
          <table:table-cell office:value-type="float" office:value="18.6089433144359" calcext:value-type="float">
            <text:p>18.6089433144359</text:p>
          </table:table-cell>
        </table:table-row>
        <table:table-row table:style-name="ro1">
          <table:table-cell office:value-type="float" office:value="14.8573895351521" calcext:value-type="float">
            <text:p>14.8573895351521</text:p>
          </table:table-cell>
          <table:table-cell office:value-type="float" office:value="27.3367470175526" calcext:value-type="float">
            <text:p>27.3367470175526</text:p>
          </table:table-cell>
          <table:table-cell office:value-type="float" office:value="23.578195672995" calcext:value-type="float">
            <text:p>23.578195672995</text:p>
          </table:table-cell>
          <table:table-cell office:value-type="float" office:value="18.456784919772" calcext:value-type="float">
            <text:p>18.456784919772</text:p>
          </table:table-cell>
        </table:table-row>
        <table:table-row table:style-name="ro1">
          <table:table-cell office:value-type="float" office:value="13.490569203703" calcext:value-type="float">
            <text:p>13.490569203703</text:p>
          </table:table-cell>
          <table:table-cell office:value-type="float" office:value="22.652355913545" calcext:value-type="float">
            <text:p>22.652355913545</text:p>
          </table:table-cell>
          <table:table-cell office:value-type="float" office:value="22.8935240364084" calcext:value-type="float">
            <text:p>22.8935240364084</text:p>
          </table:table-cell>
          <table:table-cell office:value-type="float" office:value="16.5808896626204" calcext:value-type="float">
            <text:p>16.5808896626204</text:p>
          </table:table-cell>
        </table:table-row>
        <table:table-row table:style-name="ro1">
          <table:table-cell office:value-type="float" office:value="11.3935774743273" calcext:value-type="float">
            <text:p>11.3935774743273</text:p>
          </table:table-cell>
          <table:table-cell office:value-type="float" office:value="22.2546328268061" calcext:value-type="float">
            <text:p>22.2546328268061</text:p>
          </table:table-cell>
          <table:table-cell office:value-type="float" office:value="23.2060062046055" calcext:value-type="float">
            <text:p>23.2060062046055</text:p>
          </table:table-cell>
          <table:table-cell office:value-type="float" office:value="17.7326324963364" calcext:value-type="float">
            <text:p>17.7326324963364</text:p>
          </table:table-cell>
        </table:table-row>
        <table:table-row table:style-name="ro1">
          <table:table-cell office:value-type="float" office:value="25.9717159665453" calcext:value-type="float">
            <text:p>25.9717159665453</text:p>
          </table:table-cell>
          <table:table-cell office:value-type="float" office:value="25.0158184450603" calcext:value-type="float">
            <text:p>25.0158184450603</text:p>
          </table:table-cell>
          <table:table-cell office:value-type="float" office:value="22.7368710780526" calcext:value-type="float">
            <text:p>22.7368710780526</text:p>
          </table:table-cell>
          <table:table-cell office:value-type="float" office:value="16.1557122320865" calcext:value-type="float">
            <text:p>16.1557122320865</text:p>
          </table:table-cell>
        </table:table-row>
        <table:table-row table:style-name="ro1">
          <table:table-cell office:value-type="float" office:value="12.4915117069719" calcext:value-type="float">
            <text:p>12.4915117069719</text:p>
          </table:table-cell>
          <table:table-cell office:value-type="float" office:value="16.0231445431389" calcext:value-type="float">
            <text:p>16.0231445431389</text:p>
          </table:table-cell>
          <table:table-cell office:value-type="float" office:value="22.9475313021822" calcext:value-type="float">
            <text:p>22.9475313021822</text:p>
          </table:table-cell>
          <table:table-cell office:value-type="float" office:value="17.2738110332397" calcext:value-type="float">
            <text:p>17.2738110332397</text:p>
          </table:table-cell>
        </table:table-row>
        <table:table-row table:style-name="ro1">
          <table:table-cell office:value-type="float" office:value="22.6553694623217" calcext:value-type="float">
            <text:p>22.6553694623217</text:p>
          </table:table-cell>
          <table:table-cell office:value-type="float" office:value="15.9772816594686" calcext:value-type="float">
            <text:p>15.9772816594686</text:p>
          </table:table-cell>
          <table:table-cell office:value-type="float" office:value="22.6553694623217" calcext:value-type="float">
            <text:p>22.6553694623217</text:p>
          </table:table-cell>
          <table:table-cell office:value-type="float" office:value="15.9772816594686" calcext:value-type="float">
            <text:p>15.9772816594686</text:p>
          </table:table-cell>
        </table:table-row>
        <table:table-row table:style-name="ro1">
          <table:table-cell/>
          <table:table-cell table:style-name="Default" table:number-columns-repeated="3"/>
        </table:table-row>
      </table:table>
      <table:table table:name="fig 14" table:style-name="ta1">
        <table:table-column table:style-name="co12" table:default-cell-style-name="ce3"/>
        <table:table-column table:style-name="co7" table:default-cell-style-name="ce3"/>
        <table:table-column table:style-name="co13" table:default-cell-style-name="ce3"/>
        <table:table-column table:style-name="co14" table:default-cell-style-name="ce3"/>
        <table:table-column table:style-name="co3" table:number-columns-repeated="1020" table:default-cell-style-name="ce3"/>
        <table:table-row table:style-name="ro1">
          <table:table-cell table:style-name="ce5" office:value-type="string" calcext:value-type="string" table:number-columns-spanned="4" table:number-rows-spanned="1">
            <text:p>State-of-the-art models vs our trained model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DIP_IMU: synthetic</text:p>
          </table:table-cell>
          <table:table-cell table:style-name="ce2" office:value-type="string" calcext:value-type="string">
            <text:p>DIP_IMU: finetuned</text:p>
          </table:table-cell>
          <table:table-cell table:style-name="ce6" office:value-type="string" calcext:value-type="string">
            <text:p>Our Short BiLSTM</text:p>
          </table:table-cell>
          <table:table-cell table:style-name="ce6" office:value-type="string" calcext:value-type="string">
            <text:p>Our ML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.83794427023197" calcext:value-type="float">
            <text:p>9.83794427023197</text:p>
          </table:table-cell>
          <table:table-cell office:value-type="float" office:value="4.79388330478358" calcext:value-type="float">
            <text:p>4.79388330478358</text:p>
          </table:table-cell>
          <table:table-cell office:value-type="float" office:value="5.92093310267044" calcext:value-type="float">
            <text:p>5.92093310267044</text:p>
          </table:table-cell>
          <table:table-cell office:value-type="float" office:value="8.07854726579019" calcext:value-type="float">
            <text:p>8.07854726579019</text:p>
          </table:table-cell>
          <table:table-cell table:number-columns-repeated="1020"/>
        </table:table-row>
        <table:table-row table:style-name="ro1">
          <table:table-cell office:value-type="float" office:value="22.8322632239954" calcext:value-type="float">
            <text:p>22.8322632239954</text:p>
          </table:table-cell>
          <table:table-cell office:value-type="float" office:value="21.5267358847121" calcext:value-type="float">
            <text:p>21.5267358847121</text:p>
          </table:table-cell>
          <table:table-cell office:value-type="float" office:value="15.5971359848706" calcext:value-type="float">
            <text:p>15.5971359848706</text:p>
          </table:table-cell>
          <table:table-cell office:value-type="float" office:value="17.4128117058992" calcext:value-type="float">
            <text:p>17.4128117058992</text:p>
          </table:table-cell>
          <table:table-cell table:number-columns-repeated="1020"/>
        </table:table-row>
        <table:table-row table:style-name="ro1">
          <table:table-cell office:value-type="float" office:value="18.2937532220936" calcext:value-type="float">
            <text:p>18.2937532220936</text:p>
          </table:table-cell>
          <table:table-cell office:value-type="float" office:value="9.9397435132988" calcext:value-type="float">
            <text:p>9.9397435132988</text:p>
          </table:table-cell>
          <table:table-cell office:value-type="float" office:value="11.5435474203754" calcext:value-type="float">
            <text:p>11.5435474203754</text:p>
          </table:table-cell>
          <table:table-cell office:value-type="float" office:value="12.5561867580415" calcext:value-type="float">
            <text:p>12.5561867580415</text:p>
          </table:table-cell>
          <table:table-cell table:number-columns-repeated="1020"/>
        </table:table-row>
        <table:table-row table:style-name="ro1">
          <table:table-cell office:value-type="float" office:value="24.6426980550885" calcext:value-type="float">
            <text:p>24.6426980550885</text:p>
          </table:table-cell>
          <table:table-cell office:value-type="float" office:value="5.86487126247599" calcext:value-type="float">
            <text:p>5.86487126247599</text:p>
          </table:table-cell>
          <table:table-cell office:value-type="float" office:value="16.8065898411917" calcext:value-type="float">
            <text:p>16.8065898411917</text:p>
          </table:table-cell>
          <table:table-cell office:value-type="float" office:value="17.0042664803892" calcext:value-type="float">
            <text:p>17.0042664803892</text:p>
          </table:table-cell>
          <table:table-cell table:number-columns-repeated="1020"/>
        </table:table-row>
        <table:table-row table:style-name="ro1">
          <table:table-cell office:value-type="float" office:value="33.2922342089447" calcext:value-type="float">
            <text:p>33.2922342089447</text:p>
          </table:table-cell>
          <table:table-cell office:value-type="float" office:value="23.0526996823043" calcext:value-type="float">
            <text:p>23.0526996823043</text:p>
          </table:table-cell>
          <table:table-cell office:value-type="float" office:value="23.9089109461529" calcext:value-type="float">
            <text:p>23.9089109461529</text:p>
          </table:table-cell>
          <table:table-cell office:value-type="float" office:value="31.988949775784" calcext:value-type="float">
            <text:p>31.988949775784</text:p>
          </table:table-cell>
          <table:table-cell table:number-columns-repeated="1020"/>
        </table:table-row>
        <table:table-row table:style-name="ro1">
          <table:table-cell office:value-type="float" office:value="16.8046389943485" calcext:value-type="float">
            <text:p>16.8046389943485</text:p>
          </table:table-cell>
          <table:table-cell office:value-type="float" office:value="10.3222794035823" calcext:value-type="float">
            <text:p>10.3222794035823</text:p>
          </table:table-cell>
          <table:table-cell office:value-type="float" office:value="11.4122325845841" calcext:value-type="float">
            <text:p>11.4122325845841</text:p>
          </table:table-cell>
          <table:table-cell office:value-type="float" office:value="12.635680087659" calcext:value-type="float">
            <text:p>12.635680087659</text:p>
          </table:table-cell>
          <table:table-cell table:number-columns-repeated="1020"/>
        </table:table-row>
        <table:table-row table:style-name="ro1">
          <table:table-cell office:value-type="float" office:value="25.0093963776283" calcext:value-type="float">
            <text:p>25.0093963776283</text:p>
          </table:table-cell>
          <table:table-cell office:value-type="float" office:value="17.9499483114327" calcext:value-type="float">
            <text:p>17.9499483114327</text:p>
          </table:table-cell>
          <table:table-cell office:value-type="float" office:value="18.0864009469832" calcext:value-type="float">
            <text:p>18.0864009469832</text:p>
          </table:table-cell>
          <table:table-cell office:value-type="float" office:value="20.7867983666988" calcext:value-type="float">
            <text:p>20.7867983666988</text:p>
          </table:table-cell>
          <table:table-cell table:number-columns-repeated="1020"/>
        </table:table-row>
        <table:table-row table:style-name="ro1">
          <table:table-cell office:value-type="float" office:value="30.3245957637734" calcext:value-type="float">
            <text:p>30.3245957637734</text:p>
          </table:table-cell>
          <table:table-cell office:value-type="float" office:value="27.548423614751" calcext:value-type="float">
            <text:p>27.548423614751</text:p>
          </table:table-cell>
          <table:table-cell office:value-type="float" office:value="30.0431003479199" calcext:value-type="float">
            <text:p>30.0431003479199</text:p>
          </table:table-cell>
          <table:table-cell office:value-type="float" office:value="32.4641750223827" calcext:value-type="float">
            <text:p>32.4641750223827</text:p>
          </table:table-cell>
          <table:table-cell table:number-columns-repeated="1020"/>
        </table:table-row>
        <table:table-row table:style-name="ro1">
          <table:table-cell office:value-type="float" office:value="17.812507051825" calcext:value-type="float">
            <text:p>17.812507051825</text:p>
          </table:table-cell>
          <table:table-cell office:value-type="float" office:value="11.0718287648888" calcext:value-type="float">
            <text:p>11.0718287648888</text:p>
          </table:table-cell>
          <table:table-cell office:value-type="float" office:value="14.3195698828707" calcext:value-type="float">
            <text:p>14.3195698828707</text:p>
          </table:table-cell>
          <table:table-cell office:value-type="float" office:value="13.860040487645" calcext:value-type="float">
            <text:p>13.860040487645</text:p>
          </table:table-cell>
          <table:table-cell table:number-columns-repeated="1020"/>
        </table:table-row>
        <table:table-row table:style-name="ro1">
          <table:table-cell office:value-type="float" office:value="23.928856906456" calcext:value-type="float">
            <text:p>23.928856906456</text:p>
          </table:table-cell>
          <table:table-cell office:value-type="float" office:value="14.5571148526128" calcext:value-type="float">
            <text:p>14.5571148526128</text:p>
          </table:table-cell>
          <table:table-cell office:value-type="float" office:value="18.4971317475448" calcext:value-type="float">
            <text:p>18.4971317475448</text:p>
          </table:table-cell>
          <table:table-cell office:value-type="float" office:value="21.9652256078108" calcext:value-type="float">
            <text:p>21.9652256078108</text:p>
          </table:table-cell>
          <table:table-cell table:number-columns-repeated="1020"/>
        </table:table-row>
        <table:table-row table:style-name="ro1">
          <table:table-cell office:value-type="float" office:value="20.52648889503" calcext:value-type="float">
            <text:p>20.52648889503</text:p>
          </table:table-cell>
          <table:table-cell office:value-type="float" office:value="13.9448921254466" calcext:value-type="float">
            <text:p>13.9448921254466</text:p>
          </table:table-cell>
          <table:table-cell office:value-type="float" office:value="18.0960054739033" calcext:value-type="float">
            <text:p>18.0960054739033</text:p>
          </table:table-cell>
          <table:table-cell office:value-type="float" office:value="20.6230687720668" calcext:value-type="float">
            <text:p>20.6230687720668</text:p>
          </table:table-cell>
          <table:table-cell table:number-columns-repeated="1020"/>
        </table:table-row>
        <table:table-row table:style-name="ro1">
          <table:table-cell office:value-type="float" office:value="28.3214611411839" calcext:value-type="float">
            <text:p>28.3214611411839</text:p>
          </table:table-cell>
          <table:table-cell office:value-type="float" office:value="15.9653837796246" calcext:value-type="float">
            <text:p>15.9653837796246</text:p>
          </table:table-cell>
          <table:table-cell office:value-type="float" office:value="15.5770211233374" calcext:value-type="float">
            <text:p>15.5770211233374</text:p>
          </table:table-cell>
          <table:table-cell office:value-type="float" office:value="20.7448039708836" calcext:value-type="float">
            <text:p>20.7448039708836</text:p>
          </table:table-cell>
          <table:table-cell table:number-columns-repeated="1020"/>
        </table:table-row>
        <table:table-row table:style-name="ro1">
          <table:table-cell office:value-type="float" office:value="32.5341969086796" calcext:value-type="float">
            <text:p>32.5341969086796</text:p>
          </table:table-cell>
          <table:table-cell office:value-type="float" office:value="23.0028271244565" calcext:value-type="float">
            <text:p>23.0028271244565</text:p>
          </table:table-cell>
          <table:table-cell office:value-type="float" office:value="23.4939880133035" calcext:value-type="float">
            <text:p>23.4939880133035</text:p>
          </table:table-cell>
          <table:table-cell office:value-type="float" office:value="35.6951351279774" calcext:value-type="float">
            <text:p>35.6951351279774</text:p>
          </table:table-cell>
          <table:table-cell table:number-columns-repeated="1020"/>
        </table:table-row>
        <table:table-row table:style-name="ro1">
          <table:table-cell office:value-type="float" office:value="21.3378879069354" calcext:value-type="float">
            <text:p>21.3378879069354</text:p>
          </table:table-cell>
          <table:table-cell office:value-type="float" office:value="16.0307081944045" calcext:value-type="float">
            <text:p>16.0307081944045</text:p>
          </table:table-cell>
          <table:table-cell office:value-type="float" office:value="17.5816405307493" calcext:value-type="float">
            <text:p>17.5816405307493</text:p>
          </table:table-cell>
          <table:table-cell office:value-type="float" office:value="20.736408001536" calcext:value-type="float">
            <text:p>20.736408001536</text:p>
          </table:table-cell>
          <table:table-cell table:number-columns-repeated="1020"/>
        </table:table-row>
        <table:table-row table:style-name="ro1">
          <table:table-cell office:value-type="float" office:value="19.9573675508925" calcext:value-type="float">
            <text:p>19.9573675508925</text:p>
          </table:table-cell>
          <table:table-cell office:value-type="float" office:value="11.7033255786816" calcext:value-type="float">
            <text:p>11.7033255786816</text:p>
          </table:table-cell>
          <table:table-cell office:value-type="float" office:value="13.5387697918256" calcext:value-type="float">
            <text:p>13.5387697918256</text:p>
          </table:table-cell>
          <table:table-cell office:value-type="float" office:value="14.0451539347877" calcext:value-type="float">
            <text:p>14.0451539347877</text:p>
          </table:table-cell>
          <table:table-cell table:number-columns-repeated="1020"/>
        </table:table-row>
        <table:table-row table:style-name="ro1">
          <table:table-cell office:value-type="float" office:value="19.9930480093087" calcext:value-type="float">
            <text:p>19.9930480093087</text:p>
          </table:table-cell>
          <table:table-cell office:value-type="float" office:value="11.9041229600051" calcext:value-type="float">
            <text:p>11.9041229600051</text:p>
          </table:table-cell>
          <table:table-cell office:value-type="float" office:value="11.424997805519" calcext:value-type="float">
            <text:p>11.424997805519</text:p>
          </table:table-cell>
          <table:table-cell office:value-type="float" office:value="11.8695428638515" calcext:value-type="float">
            <text:p>11.8695428638515</text:p>
          </table:table-cell>
          <table:table-cell table:number-columns-repeated="1020"/>
        </table:table-row>
        <table:table-row table:style-name="ro1">
          <table:table-cell office:value-type="float" office:value="19.8237558709194" calcext:value-type="float">
            <text:p>19.8237558709194</text:p>
          </table:table-cell>
          <table:table-cell office:value-type="float" office:value="11.8686448448541" calcext:value-type="float">
            <text:p>11.8686448448541</text:p>
          </table:table-cell>
          <table:table-cell office:value-type="float" office:value="12.7609267376253" calcext:value-type="float">
            <text:p>12.7609267376253</text:p>
          </table:table-cell>
          <table:table-cell office:value-type="float" office:value="14.9184897171145" calcext:value-type="float">
            <text:p>14.9184897171145</text:p>
          </table:table-cell>
          <table:table-cell table:number-columns-repeated="1020"/>
        </table:table-row>
        <table:table-row table:style-name="ro1">
          <table:table-cell office:value-type="float" office:value="25.128006084052" calcext:value-type="float">
            <text:p>25.128006084052</text:p>
          </table:table-cell>
          <table:table-cell office:value-type="float" office:value="16.1867228473155" calcext:value-type="float">
            <text:p>16.1867228473155</text:p>
          </table:table-cell>
          <table:table-cell office:value-type="float" office:value="16.1874338003791" calcext:value-type="float">
            <text:p>16.1874338003791</text:p>
          </table:table-cell>
          <table:table-cell office:value-type="float" office:value="17.6451531962181" calcext:value-type="float">
            <text:p>17.6451531962181</text:p>
          </table:table-cell>
          <table:table-cell table:number-columns-repeated="1020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06:03.810239692</meta:creation-date>
    <dc:date>2019-09-26T03:47:55.205278711</dc:date>
    <meta:editing-duration>PT8M15S</meta:editing-duration>
    <meta:editing-cycles>1</meta:editing-cycles>
    <meta:document-statistic meta:table-count="4" meta:cell-count="370" meta:object-count="0"/>
    <meta:generator>LibreOffice/5.4.6.2$Linux_X86_64 LibreOffice_project/40m0$Build-2</meta:generator>
  </office:meta>
</office:document-meta>
</file>